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CJU/commun/dateAdresse/dateAdresse#%</text:p>
      <text:p text:style-name="P3"/>
      <text:p text:style-name="P3"/>
      <text:p text:style-name="Standard"/>
      <text:p text:style-name="Standard"/>
      <text:p text:style-name="Standard"/>
      <text:p text:style-name="Standard">%#include AL/CCJU/echeances/droitsEcheancesAllocataireCommun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pm1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1.164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%#include AL/CCJU/commun/dateAdresse/adresse#%</text:p>
        <text:p text:style-name="Standard"/>
        <text:p text:style-name="P1"/>
        <text:p text:style-name="P1"/>
        <text:p text:style-name="P2"/>
        <text:p text:style-name="P1"/>
        <text:p text:style-name="P1"/>
        <text:p text:style-name="P1"/>
        <text:p text:style-name="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8-25T13:28:50</dc:date>
    <meta:editing-cycles>84</meta:editing-cycles>
    <meta:editing-duration>PT18H49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7" meta:character-count="158"/>
  </office:meta>
</office:document-meta>
</file>